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81b6" officeooo:paragraph-rsid="001f81b6"/>
    </style:style>
    <style:style style:name="P2" style:family="paragraph" style:parent-style-name="Title">
      <style:text-properties officeooo:rsid="001f81b6" officeooo:paragraph-rsid="001f81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ärjestelmän yleisrakenne<text:line-break/></text:p>
      <text:p text:style-name="P1">Tietokantasovellusta tehdessä on noudatettu MVC-mallia. Kontrollerit, näkymät ja mallit<text:line-break/>sijaitsevat hakemistoissa controllers, views ja models.<text:line-break/><text:line-break/>HTML-näkymät sijaitsevat views hakemistossa ja kirjautuneen käyttäjän muokkaussivut sijaitsevat edit hakemistossa.<text:line-break/><text:line-break/>Käytettävät JavaScript kirjastot ovat sijoitettu vendor nimiseen hakemistoon. JavaScriptiä on myöskin käytetty tuloksien esittämiseen sekä erotuksien laskemiseen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4:10:29.477407065</meta:creation-date>
    <dc:date>2015-10-04T14:15:40.466050771</dc:date>
    <meta:editing-duration>P0D</meta:editing-duration>
    <meta:editing-cycles>1</meta:editing-cycles>
    <meta:document-statistic meta:table-count="0" meta:image-count="0" meta:object-count="0" meta:page-count="1" meta:paragraph-count="2" meta:word-count="45" meta:character-count="450" meta:non-whitespace-character-count="403"/>
    <meta:generator>LibreOffice/4.2.8.2$Linux_X86_64 LibreOffice_project/420m0$Build-2</meta:generator>
  </office:meta>
</office:document-meta>
</file>